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ce2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atus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3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Cut + Sync</text:p>
          </table:table-cell>
          <table:table-cell office:value-type="string" calcext:value-type="string">
            <text:p>Basic fixes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00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00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00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004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00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 office:value-type="string" calcext:value-type="string">
            <text:p>Trolls still say “burglar Hobbit”</text:p>
          </table:table-cell>
        </table:table-row>
        <table:table-row table:style-name="ro1">
          <table:table-cell office:value-type="float" office:value="6" calcext:value-type="float">
            <text:p>00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00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008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009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01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01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01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01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01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01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01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017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018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019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02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021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02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023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02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02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02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02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028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029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03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03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03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03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03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03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03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03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038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039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04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04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04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04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04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04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04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04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048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049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05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05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05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05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05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05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05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05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058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05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 office:value-type="string" calcext:value-type="string">
            <text:p>Runaway subtitles</text:p>
          </table:table-cell>
        </table:table-row>
        <table:table-row table:style-name="ro1">
          <table:table-cell office:value-type="float" office:value="60" calcext:value-type="float">
            <text:p>06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 office:value-type="string" calcext:value-type="string">
            <text:p>Runaway subtitles</text:p>
          </table:table-cell>
        </table:table-row>
        <table:table-row table:style-name="ro1">
          <table:table-cell office:value-type="float" office:value="61" calcext:value-type="float">
            <text:p>06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06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 office:value-type="string" calcext:value-type="string">
            <text:p>Runaway subtitles, Some captions are in the wrong spot</text:p>
          </table:table-cell>
        </table:table-row>
        <table:table-row table:style-name="ro1">
          <table:table-cell office:value-type="float" office:value="63" calcext:value-type="float">
            <text:p>06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float" office:value="64" calcext:value-type="float">
            <text:p>06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06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!</text:p>
          </table:table-cell>
          <table:table-cell office:value-type="string" calcext:value-type="string">
            <text:p>Second subtitle is badly cut and out of sync</text:p>
          </table:table-cell>
        </table:table-row>
        <table:table-row table:style-name="ro1">
          <table:table-cell office:value-type="float" office:value="66" calcext:value-type="float">
            <text:p>06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06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068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06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!</text:p>
          </table:table-cell>
          <table:table-cell office:value-type="string" calcext:value-type="string">
            <text:p>Shameful short subtitles</text:p>
          </table:table-cell>
        </table:table-row>
        <table:table-row table:style-name="ro1">
          <table:table-cell office:value-type="float" office:value="70" calcext:value-type="float">
            <text:p>07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!</text:p>
          </table:table-cell>
          <table:table-cell/>
        </table:table-row>
        <table:table-row table:style-name="ro1">
          <table:table-cell office:value-type="float" office:value="71" calcext:value-type="float">
            <text:p>07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float" office:value="72" calcext:value-type="float">
            <text:p>07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07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float" office:value="74" calcext:value-type="float">
            <text:p>07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!</text:p>
          </table:table-cell>
          <table:table-cell office:value-type="string" calcext:value-type="string">
            <text:p>Runaway subtitles</text:p>
          </table:table-cell>
        </table:table-row>
        <table:table-row table:style-name="ro1">
          <table:table-cell office:value-type="float" office:value="75" calcext:value-type="float">
            <text:p>07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 office:value-type="string" calcext:value-type="string">
            <text:p>Last line if too late, subs can be merged</text:p>
          </table:table-cell>
        </table:table-row>
        <table:table-row table:style-name="ro1">
          <table:table-cell office:value-type="float" office:value="76" calcext:value-type="float">
            <text:p>07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077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oemwhat out of sync</text:p>
          </table:table-cell>
        </table:table-row>
        <table:table-row table:style-name="ro1">
          <table:table-cell office:value-type="float" office:value="78" calcext:value-type="float">
            <text:p>078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 office:value-type="string" calcext:value-type="string">
            <text:p>Runaway subtitles</text:p>
          </table:table-cell>
        </table:table-row>
        <table:table-row table:style-name="ro1">
          <table:table-cell office:value-type="float" office:value="79" calcext:value-type="float">
            <text:p>079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08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08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float" office:value="82" calcext:value-type="float">
            <text:p>08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float" office:value="83" calcext:value-type="float">
            <text:p>08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float" office:value="84" calcext:value-type="float">
            <text:p>08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85" calcext:value-type="float">
            <text:p>08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08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08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088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!</text:p>
          </table:table-cell>
          <table:table-cell office:value-type="string" calcext:value-type="string">
            <text:p>Runaway subtitles</text:p>
          </table:table-cell>
        </table:table-row>
        <table:table-row table:style-name="ro1">
          <table:table-cell office:value-type="float" office:value="89" calcext:value-type="float">
            <text:p>08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float" office:value="90" calcext:value-type="float">
            <text:p>09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ingle line</text:p>
          </table:table-cell>
        </table:table-row>
        <table:table-row table:style-name="ro1">
          <table:table-cell office:value-type="float" office:value="91" calcext:value-type="float">
            <text:p>09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float" office:value="92" calcext:value-type="float">
            <text:p>09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ingle line</text:p>
          </table:table-cell>
        </table:table-row>
        <table:table-row table:style-name="ro1">
          <table:table-cell office:value-type="float" office:value="93" calcext:value-type="float">
            <text:p>09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4" calcext:value-type="float">
            <text:p>09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!</text:p>
          </table:table-cell>
          <table:table-cell/>
        </table:table-row>
        <table:table-row table:style-name="ro1">
          <table:table-cell office:value-type="float" office:value="95" calcext:value-type="float">
            <text:p>09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6" calcext:value-type="float">
            <text:p>096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float" office:value="97" calcext:value-type="float">
            <text:p>097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!</text:p>
          </table:table-cell>
          <table:table-cell/>
        </table:table-row>
        <table:table-row table:style-name="ro1">
          <table:table-cell office:value-type="float" office:value="98" calcext:value-type="float">
            <text:p>098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float" office:value="99" calcext:value-type="float">
            <text:p>09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!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!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!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!</text:p>
          </table:table-cell>
          <table:table-cell office:value-type="string" calcext:value-type="string">
            <text:p>Runaway subtitles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!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!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 office:value-type="string" calcext:value-type="string">
            <text:p>Missing words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!</text:p>
          </table:table-cell>
          <table:table-cell office:value-type="string" calcext:value-type="string">
            <text:p>Runaway subtitles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Edited so that [In Black Speech] title is first one – in the original film this caption was earlier because Azog has more screentime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!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4"/>
        </table:table-row>
        <table:table-row table:style-name="ro1" table:number-rows-repeated="15">
          <table:table-cell table:number-columns-repeated="5"/>
        </table:table-row>
        <table:table-row table:style-name="ro2">
          <table:table-cell table:number-columns-repeated="5"/>
        </table:table-row>
        <table:table-row table:style-name="ro1" table:number-rows-repeated="104841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3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6">00/00/0000</text:date>, <text:time style:data-style-name="N2" text:time-value="19:24:08.9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20-02-06T19:24:16.092000000</dc:date>
    <meta:editing-duration>P1DT17H3M19S</meta:editing-duration>
    <meta:editing-cycles>59</meta:editing-cycles>
    <meta:document-statistic meta:table-count="1" meta:cell-count="333" meta:object-count="0"/>
  </office:meta>
</office:document-meta>
</file>